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30252436">
          <text:insertion>
            <office:change-info>
              <dc:creator>Danson Gemo</dc:creator>
              <dc:date>2010-07-27T13:30:00</dc:date>
            </office:change-info>
          </text:insertion>
        </text:changed-region>
        <text:changed-region text:id="ct-1430253108">
          <text:deletion>
            <office:change-info>
              <dc:creator>Danson Gemo</dc:creator>
              <dc:date>2010-07-27T13:30:00</dc:date>
            </office:change-info>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deletion>
        </text:changed-region>
        <text:changed-region text:id="ct-1430252996">
          <text:deletion>
            <office:change-info>
              <dc:creator>Danson Gemo</dc:creator>
              <dc:date>2010-07-27T13:29:00</dc:date>
            </office:change-info>
            <text:p text:style-name="Standard">organisation</text:p>
          </text:deletion>
        </text:changed-region>
        <text:changed-region text:id="ct-1316338008">
          <text:insertion>
            <office:change-info>
              <dc:creator>Danson Gemo</dc:creator>
              <dc:date>2010-07-27T13:29:00</dc:date>
            </office:change-info>
          </text:insertion>
        </text:changed-region>
        <text:changed-region text:id="ct-1430252660">
          <text:insertion>
            <office:change-info>
              <dc:creator>Danson Gemo</dc:creator>
              <dc:date>2010-07-27T13:29:00</dc:date>
            </office:change-info>
          </text:insertion>
        </text:changed-region>
        <text:changed-region text:id="ct-1425429432">
          <text:insertion>
            <office:change-info>
              <dc:creator>Danson Gemo</dc:creator>
              <dc:date>2010-07-27T13:29:00</dc:date>
            </office:change-info>
          </text:insertion>
        </text:changed-region>
        <text:changed-region text:id="ct-1425429880">
          <text:deletion>
            <office:change-info>
              <dc:creator>Danson Gemo</dc:creator>
              <dc:date>2010-07-27T13:28:00</dc:date>
            </office:change-info>
            <text:p text:style-name="Standard">(3) The minister concerned may decide that subsection (1) shall apply to the institutions and companies, mentioned in subsection (2).</text:p>
          </text:deletion>
        </text:changed-region>
        <text:changed-region text:id="ct-1425429656">
          <text:deletion>
            <office:change-info>
              <dc:creator>Danson Gemo</dc:creator>
              <dc:date>2010-07-27T13:28:00</dc:date>
            </office:change-info>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text:change-start text:change-id="ct-1430252436"/>(c) a person based on appearance;</text:p>
            <text:p text:style-name="Standard"><text:change-end text:change-id="ct-1430252436"/><text:change text:change-id="ct-1430253108"/></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text:soft-page-break/>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text:soft-page-break/>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text:soft-page-break/>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text:change text:change-id="ct-1430252996"/><text:change-start text:change-id="ct-1316338008"/>organization<text:change-end text:change-id="ct-1316338008"/> may <text:change-start text:change-id="ct-1430252660"/>only <text:change-end text:change-id="ct-1430252660"/>deviate from the provision laid down in subsection (1) if there are special reasons for doing so and shall, in such case, state the reason for doing so<text:change-start text:change-id="ct-1425429432"/> in writing and as a gazetted notice<text:change-end text:change-id="ct-1425429432"/>.</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text:change text:change-id="ct-1425429880"/></text:p>
            <text:p text:style-name="Standard"/>
            <text:p text:style-name="Standard"><text:change text:change-id="ct-1425429656"/></text:p>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8</meta:editing-cycles>
    <meta:editing-duration>PT01H12M33S</meta:editing-duration>
    <meta:initial-creator>Ashok Hariharan</meta:initial-creator>
    <dc:date>2010-07-27T13:30:38</dc:date>
    <dc:creator>Danson Gemo</dc:creator>
    <meta:document-statistic meta:table-count="0" meta:image-count="0" meta:object-count="0" meta:page-count="5" meta:paragraph-count="81" meta:word-count="1530" meta:character-count="9585"/>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